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Tinos" svg:font-family="Tinos" style:font-family-generic="roman" style:font-pitch="variable"/>
    <style:font-face style:name="DejaVu Sans" svg:font-family="'DejaVu Sans'" style:font-family-generic="system" style:font-pitch="variable"/>
  </office:font-face-decls>
  <office:automatic-styles>
    <style:style style:name="dp1" style:family="drawing-page"/>
    <style:style style:name="P1" style:family="paragraph">
      <style:paragraph-properties fo:text-align="center"/>
      <style:text-properties style:text-line-through-style="none" style:text-line-through-type="none" fo:font-family="'Liberation Sans'" style:font-family-generic="swiss" style:font-pitch="variable" fo:font-size="12pt" fo:font-style="normal" style:text-underline-style="none" fo:font-weight="normal"/>
    </style:style>
  </office:automatic-styles>
  <office:body>
    <office:drawing>
      <draw:page draw:name="page1"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Display Layer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ircle_display?language=Basic&amp;location=document" xlink:type="simple"/>
              </office:event-listeners>
            </form:button>
            <form:button form:name="Push Button 2" form:control-implementation="ooo:com.sun.star.form.component.CommandButton" xml:id="control2" form:id="control2" form:label="Remove Circle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emove_all_circle_layers?language=Basic&amp;location=document" xlink:type="simple"/>
              </office:event-listeners>
            </form:button>
            <form:button form:name="Push Button 3" form:control-implementation="ooo:com.sun.star.form.component.CommandButton" xml:id="control3" form:id="control3" form:label="Create Circle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reate_layers_with_circles?language=Basic&amp;location=document" xlink:type="simple"/>
              </office:event-listeners>
            </form:button>
            <form:button form:name="Push Button 4" form:control-implementation="ooo:com.sun.star.form.component.CommandButton" xml:id="control4" form:id="control4" form:label="Animation 250"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ircle_on_off?language=Basic&amp;location=document" xlink:type="simple"/>
              </office:event-listeners>
            </form:button>
            <form:button form:name="Push Button 5" form:control-implementation="ooo:com.sun.star.form.component.CommandButton" xml:id="control5" form:id="control5" form:label="Layer 255 On/Off" office:target-frame="" xlink:href="" form:image-data="" form:toggle="tru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layer_255_toggle?language=Basic&amp;location=document" xlink:type="simple"/>
              </office:event-listeners>
            </form:button>
            <form:button form:name="Push Button 6" form:control-implementation="ooo:com.sun.star.form.component.CommandButton" xml:id="control6" form:id="control6" form:label="Hide all Layer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layer_255_toggle?language=Basic&amp;location=document" xlink:type="simple"/>
              </office:event-listeners>
            </form:button>
            <form:button form:name="Push Button 7" form:control-implementation="ooo:com.sun.star.form.component.CommandButton" xml:id="control7" form:id="control7" form:label="Display Fas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isplay_all_layers?language=Basic&amp;location=document" xlink:type="simple"/>
              </office:event-listeners>
            </form:button>
          </form:form>
        </office:forms>
        <draw:control draw:style-name="standard" draw:text-style-name="P1" draw:layer="controls" svg:width="3cm" svg:height="0.7cm" svg:x="1cm" svg:y="20.1cm" draw:control="control1"/>
        <draw:control draw:style-name="standard" draw:text-style-name="P1" draw:layer="controls" svg:width="3.5cm" svg:height="0.7cm" svg:x="25.2cm" svg:y="20.1cm" draw:control="control2"/>
        <draw:control draw:style-name="standard" draw:text-style-name="P1" draw:layer="controls" svg:width="3.7cm" svg:height="0.7cm" svg:x="21.2cm" svg:y="20.1cm" draw:control="control3"/>
        <draw:control draw:style-name="standard" draw:text-style-name="P1" draw:layer="controls" svg:width="3.4cm" svg:height="0.7cm" svg:x="9cm" svg:y="20.1cm" draw:control="control4"/>
        <draw:control draw:style-name="standard" draw:text-style-name="P1" draw:layer="controls" svg:width="3.6cm" svg:height="0.7cm" svg:x="16.9cm" svg:y="20.1cm" draw:control="control5"/>
        <draw:control draw:style-name="standard" draw:text-style-name="P1" draw:layer="controls" svg:width="3.6cm" svg:height="0.7cm" svg:x="12.8cm" svg:y="20.1cm" draw:control="control6"/>
        <draw:control draw:style-name="standard" draw:text-style-name="P1" draw:layer="controls" svg:width="3.4cm" svg:height="0.7cm" svg:x="4.7cm" svg:y="20.1cm" draw:control="control7"/>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Tinos" svg:font-family="Tinos"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nos"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mo" fo:font-family="Arim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an Stewart</meta:initial-creator>
    <meta:creation-date>2019-01-17T19:40:40</meta:creation-date>
    <dc:date>2019-01-24T21:29:25.077399272</dc:date>
    <meta:editing-duration>PT16H13M34S</meta:editing-duration>
    <meta:editing-cycles>250</meta:editing-cycles>
    <meta:generator>LibreOffice/5.2.7.2$Linux_X86_64 LibreOffice_project/20m0$Build-2</meta:generator>
    <meta:document-statistic meta:object-count="7"/>
  </office:meta>
</office:document-meta>
</file>

<file path=Basic/Standard/Module1.xml><?xml version="1.0" encoding="utf-8"?>
<!DOCTYPE module  PUBLIC '-//OpenOffice.org//DTD OfficeDocument 1.0//EN'  'module.dtd'>
<script:module xmlns:script="http://openoffice.org/2000/script" script:name="Module1" script:language="StarBasic">REM  *****  BASIC  *****
' There are 5 default layers provided. They have index values 0 to 4. Using the layer
' manager .insertNewByIndex() method hundreds of additional layers may be added. However
' when adding shapes to each layer this can be done OK up to the layer with an index of
' 254. After that, attempting to place shapes in higher layer results in them all being 
' placed into the layer with an index of 255. This layer seems to function in parallel with
' layer 0.
'
' The macros in this Draw document generate 500 layers. They demonstrate that shapes 
' intended to be placed into layers 256 and upwards, end up placed in layer 255.
'
' These macros appear to exceed the design specifications and are unstable with 
' unpredictable results. It is recommended that you limit additional layers to 250. 

Private oDoc as Object
Private oPages as Object
Private oPage0 as Object
Private oLM as Object
Private oCircleShape as Object
Private oCircleShapeText as Object
Private Point As New com.sun.star.awt.Point
Private Size As New com.sun.star.awt.Size

sub circle_display
	' Must be run from run-time
	' Operation: In a loop turn of the visibility of each layer starting at layer 5.
	' Have a 5 milli-second delay in the loop.
	' At index of 250 to 260, force manual stepping each iteration using msgbox.
	
	LAYER_MINIMUM = 5 '&lt;--- MUST BE 5. Layers 0 to 4 are reserved. 
	CIRCLE_LAYERS_TOTAL = 250
	
	oDoc = ThisComponent 'StarDesktop.getCurrentComponent()
	oPages = oDoc.DrawPages()
	oPage0 = oPages.getByIndex(0)		
    oLM = oDoc.getLayerManager()

	circle_layers = oLM.Count - LAYER_MINIMUM
	msgbox "Total Layers count: " + str(oLM.Count) + chr(10) + _
	       "Circle Layers count: " + str(oLM.Count - LAYER_MINIMUM)
	
	'Commence by hiding all layers.
	For i = LAYER_MINIMUM to oLM.Count - 1
		oLM.getByIndex(i).IsVisible = False	
	Next i

	' Display all layers with 5 milli-second delay
	' When it gets to index of 255, all remaining layers get displayed
	' Use msgbox to slow down when approaching index of 255		
	For i = LAYER_MINIMUM to oLM.Count - 1
		oLM.getByIndex(i).IsVisible = True
		wait 5
		if i &gt; 250 and i &lt; 260 then
			msgbox "Index: " + str(i) + " " + " Circle count: " + str(i - LAYER_MINIMUM + 1)
			' Index: 254 Circle count: 250 is the last good circle layer.
		end if	
		
		' Seems to hang. Force an exit..
		if i = 260 then
			exit sub
		end if
		
	Next i
		
end sub

sub circle_on_off
	' Add 250 circles then remove then with minimal delay
	' This amimation should run OK, as layer 255 is not referenced
	
	LAYER_MINIMUM = 5 '&lt;--- MUST BE 5. Layers 0 to 4 are reserved. 
	CIRCLE_LAYERS_TOTAL = 250

	'Commence by hiding all layers.	
	oDoc = ThisComponent 'StarDesktop.getCurrentComponent()
	oPages = oDoc.DrawPages()
	oPage0 = oPages.getByIndex(0)		
    oLM = oDoc.getLayerManager()
    	
	For i = LAYER_MINIMUM to oLM.Count - 1
		oLM.getByIndex(i).IsVisible = False	
	Next i
	
	if oLM.Count &lt; 255 then
		msgbox "There are not 250 circles to display"
		exit sub	
	end if
	
		
	For j = 0 to 1
		' 0 to 254 make visible
		For i = LAYER_MINIMUM to CIRCLE_LAYERS_TOTAL + LAYER_MINIMUM -1
			oLM.getByIndex(i).IsVisible = True
			wait 0.5
		Next i
		' 254 to 0 hide
		'For i = 254 To LAYER_MINIMUM Step - 1
		For i = LAYER_MINIMUM to CIRCLE_LAYERS_TOTAL + LAYER_MINIMUM -1	
		'For i = LAYER_MINIMUM to 254 		
			oLM.getByIndex(i).IsVisible = False
			wait 0.5
		Next i				
	Next j		 

end sub

Sub create_layers_with_circles
	' WARNING: Do NOT run this from the developer environment
	' as it will not delete layers.
	
	LAYER_MINIMUM = 5 '&lt;--- MUST BE 5. Layers 0 to 4 are reserved.
	
	TOTAL_CIRCLES = 500
	CIRCLE_LAYERS_TOTAL = 250	
	CIRCLE_DIAMETER = 1000
	TOP_OFFSET = 1000
	LEFT_OFFSET = 1000
	MAX_Y = 17900 - CIRCLE_DIAMETER
	MAX_X = 27700 - CIRCLE_DIAMETER
	FRAMES_PER_SECOND = 50

	oDoc = ThisComponent 'StarDesktop.getCurrentComponent()
	oPages = oDoc.DrawPages()
	oPage0 = oPages.getByIndex(0)		
    oLM = oDoc.getLayerManager()
    	
    'msgbox oLM.DBG_Properties
    'msgbox oLM.DBG_Methods	
	'msgbox oDoc.DrawPages.DBG_Properties    
	'msgbox oDoc.DrawPages.DBG_Methods
	
	' Clean up anything from before. Remove all recently added layers
    For i = oLM.Count - 1 To LAYER_MINIMUM Step - 1
		oHighestLayer = oLM.getByIndex(i)
		oLM.remove(oHighestLayer)    		
	Next i
	
	'Circles should be in the range 
	'X = 0 to 27700 then have X pos offset of 1000
	'Y = 0 to 17900 then have Y pos offset of 1000 

    'Create a new Layer and insert a circle on it with its sequence number.
    For i = LAYER_MINIMUM To LAYER_MINIMUM + TOTAL_CIRCLES - 1
        oNL = oLM.insertNewByIndex(i)      
        oNL.Name="L" + str(i)

		Size.Width = CIRCLE_DIAMETER
		Size.Height = CIRCLE_DIAMETER
		' Get random points for location of next circle
		Point.y = TOP_OFFSET + Int(MAX_Y * Rnd) 
		Point.x =  LEFT_OFFSET +  Int(MAX_X * Rnd)
	 	' Get random colour for next circle
	 	colour = RGB(int(256 * Rnd), int(256 * Rnd), int(256 * Rnd))
	 	
	 	' Create Circle
		oCircleShape = oDoc.createInstance("com.sun.star.drawing.EllipseShape")
		oCircleShape.Size = Size
		oCircleShape.Position = Point	 
		oCircleShape.FillStyle = com.sun.star.drawing.FillStyle.SOLID
		oCircleShape.FillColor = colour 'COLOR
		oCircleShape.LineColor = colour 'COLOR
		oCircleShape.Name = "Circle" + str(i)
		
		if i = LAYER_MINIMUM + CIRCLE_LAYERS_TOTAL - 1 then
			oCircleShape.FillColor = RGB(255,0,0)
			oCircleShape.LineColor = RGB(0,0,0)		
			Size.Width = 2000
			Size.Height = 2000
			oCircleShape.Size = Size
		end if
		
		' Add the Circle Shape to the Page 
		oDoc.DrawPages(0).add(oCircleShape) 
		
		' Apply text to each circle		
		oCircleShapeText = oCircleShape.getText()	
		'msgbox 	oCircleShapeText.DBG_Properties
		'msgbox 	oCircleShapeText.DBG_Methods
		oCircleShapeText.setString(trim(str(i - LAYER_MINIMUM + 1)))		
    	oCircleShapeText.CharHeight = 12
    	oCircleShapeText.CharWeight = 100
    	    			
		' Attache the Circle shape to the newest layer 
		oNL.IsVisible = True     
	    oLM.attachShapeToLayer(oCircleShape, oNL)    
        
	Next i 
	       
	msgbox "Finished creating " + str(TOTAL_CIRCLES) + ". " + chr(10) + _
		   "In theory, each layer should have one circle." + _
	       chr(10) + chr(10) + _
	       "Layer Count: " + str(oLM.Count)

End Sub


Sub remove_all_circle_layers
	' Remove all layers from highest down to lowest which is 5
	' Layers 0 to 4 remain as they are reserved by OpenOffice
	
	LAYER_MINIMUM = 5
    oDoc = ThisComponent
    oLM = oDoc.getLayerManager()
    For i = oLM.Count - 1 To LAYER_MINIMUM Step - 1
		oHighestLayer = oLM.getByIndex(i)
		oLM.remove(oHighestLayer)    		
	Next i    
    msgbox "Layer Count: " + oLM.Count + chr(10) + chr(10) + _
    	   "Layers 0 to 4 remain as they are reserved." + chr(10) + chr(10) + _
    	   "Note: Layer 255 may be undeleted." + chr(10) + _
    	   "If so, right click on the tab and delete manually."
End sub  

Sub display_all_layers
	'Hide all layers fast. No delay in loop
	LAYER_MINIMUM = 5
    oDoc = ThisComponent
    oLM = oDoc.getLayerManager()
	For i = LAYER_MINIMUM to oLM.Count - 1
		oLM.getByIndex(i).IsVisible = True	
	Next i
end sub

Sub hide_all_layers
	'Hide all layers fast. No delay in loop
	LAYER_MINIMUM = 5
    oDoc = ThisComponent
    oLM = oDoc.getLayerManager()
	For i = LAYER_MINIMUM to oLM.Count - 1
		oLM.getByIndex(i).IsVisible = False	
	Next i
end sub

Sub layer_255_toggle(ev as com.sun.star.awt.ActionEvent)
	' Toggle layer 255 and see how many shapes got inserted into this layer
	'msgbox ev.Source.Model.Name
	'msgbox  ev.Source.Model.DBG_Properties
	'msgbox  ev.Source.Model.DBG_Methods	
	'msgbox  ev.Source.Model.State ' 1 Indented, 0 reset
    oDoc = ThisComponent
    oLM = oDoc.getLayerManager()   
    if oLM.Count &gt; 255 then
		oL255 = oLM.getByIndex(255)	
		if ev.Source.Model.State = 1 then
			oL255.IsVisible = True
		else
			oL255.IsVisible = False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